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7900" officeooo:paragraph-rsid="000f7900"/>
    </style:style>
    <style:style style:name="P2" style:family="paragraph" style:parent-style-name="Standard">
      <style:text-properties officeooo:paragraph-rsid="000f7900"/>
    </style:style>
    <style:style style:name="P3" style:family="paragraph" style:parent-style-name="Standard">
      <style:text-properties officeooo:paragraph-rsid="00115e6e"/>
    </style:style>
    <style:style style:name="P4" style:family="paragraph" style:parent-style-name="Header">
      <style:text-properties officeooo:paragraph-rsid="001196d1"/>
    </style:style>
    <style:style style:name="T1" style:family="text">
      <style:text-properties officeooo:rsid="000f7900"/>
    </style:style>
    <style:style style:name="T2" style:family="text">
      <style:text-properties officeooo:rsid="00119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<text:tab/> <text:s/>-4 <text:s text:c="5"/>5 <text:s text:c="6"/>5 <text:s text:c="5"/>5 <text:s text:c="4"/>5 <text:s text:c="3"/>5 <text:s text:c="5"/>5 <text:s text:c="4"/>5 <text:s text:c="5"/>5 <text:s text:c="5"/>5 <text:s text:c="6"/>5 <text:s text:c="7"/>5 <text:s text:c="5"/>-4 <text:s text:c="3"/>4 <text:s text:c="5"/>4 <text:s text:c="4"/>-3</text:p>
      <text:p text:style-name="P2">Que - ne - nhu - ma - <text:span text:style-name="T1">f</text:span>a - mí - lia - co - me - ce - em - qual - quer - de - re - pen - te</text:p>
      <text:p text:style-name="P2"/>
      <text:p text:style-name="P2">-<text:span text:style-name="T1">4 <text:s text:c="6"/>5 <text:s text:c="4"/>-5 <text:s text:c="5"/>-5 <text:s text:c="3"/>-5 <text:s text:c="2"/>-5 <text:s text:c="4"/>-5 <text:s text:c="3"/>-5 <text:s text:c="3"/>-5 <text:s text:c="3"/>-5 <text:s text:c="3"/>-5 <text:s text:c="4"/>-5 <text:s text:c="4"/>5 <text:s text:c="4"/>-4 <text:s text:c="6"/>4</text:span><text:line-break/>Que - ne - nhu - ma - fa - mí - lia - ter - mi - ne - por - fal - ta - de a - mor</text:p>
      <text:p text:style-name="P2"/>
      <text:p text:style-name="P2"><text:span text:style-name="T1">4<text:tab/> <text:s/>-4 <text:s text:c="3"/>5 <text:s text:c="4"/>5 <text:s text:c="4"/>5 <text:s text:c="3"/>5 <text:s text:c="5"/>5 <text:s text:c="4"/>5 <text:s text:c="4"/>5 <text:s text:c="5"/>5 <text:s text:c="6"/>5 <text:s text:c="5"/>5 <text:s text:c="5"/>5 <text:s text:c="5"/>-4 <text:s text:c="6"/>4 <text:s text:c="4"/>4 <text:s text:c="5"/>-3</text:span><text:line-break/>Que - o - ca - sal - se - ja - um - pa - ra - o ou - tro - de - cor - po e - de - men - te</text:p>
      <text:p text:style-name="P2"/>
      <text:p text:style-name="P3">-<text:span text:style-name="T1">4 <text:s text:c="3"/>5 <text:s text:c="4"/>-5 <text:s text:c="3"/>-5 <text:s text:c="3"/>-5 <text:s text:c="4"/>-5 <text:s text:c="5"/>-5 <text:s text:c="2"/>-5 <text:s text:c="3"/>-5 <text:s text:c="5"/>-4 <text:s text:c="6"/>-5 <text:s text:c="3"/>-6 <text:s text:c="4"/>6 <text:s text:c="4"/>-5 <text:s text:c="5"/>5</text:span><text:line-break/>E - que - na - da - no - mun - do - se - pa - re um - ca - sal - so - nha - dor</text:p>
      <text:p text:style-name="P3"/>
      <text:p text:style-name="P3"/>
      <text:p text:style-name="P3"/>
      <text:p text:style-name="Standard">Que nenhuma família se abrigue debaixo da ponte<text:line-break/>Que ninguém interfira no lar e na vida dos dois<text:line-break/>Que ninguém os obrigue a viver sem nenhum horizonte<text:line-break/>Que eles vivam do ontem, no hoje em função de um depois</text:p>
      <text:p text:style-name="Standard">Que a família comece e termine sabendo onde vai<text:line-break/>E que o homem carregue nos ombros a graça de um pai<text:line-break/>Que a mulher seja um céu de ternura, aconchego e calor<text:line-break/>E que os filhos conheçam a força que brota do amor</text:p>
      <text:p text:style-name="Standard">Abençoa Senhor as famílias, amem! <text:line-break/>Abençoa Senhor, a minha também!<text:line-break/>Abençoa Senhor as famílias, amem! <text:line-break/>Abençoa Senhor, a minha também!</text:p>
      <text:p text:style-name="Standard">Que marido e mulher tenham força de amar sem medida<text:line-break/>Que ninguém vá dormir sem pedir ou sem dar seu perdão<text:line-break/>Que as crianças aprendam no colo o sentido da vida<text:line-break/>Que a família celebre a partilha do abraço e do pão</text:p>
      <text:p text:style-name="Standard">Que marido e mulher não se traiam nem traiam seus filhos<text:line-break/>Que o ciúme não mate a certeza do amor entre os dois<text:line-break/>Que no seu firmamento a estrela que tem maior brilho<text:line-break/>Seja a firme esperança de um céu aqui mesmo e depois</text:p>
      <text:p text:style-name="Standard">Que a família comece e termine sabendo onde vai<text:line-break/>E que o homem carregue nos ombros a graça de um pai<text:line-break/>Que a mulher seja um céu de ternura, aconchego e calor<text:line-break/>E que os filhos conheçam a força que brota do amor</text:p>
      <text:p text:style-name="Standard">Abençoa Senhor as famílias, amem! <text:line-break/>Abençoa Senhor, a minha também!<text:line-break/>Abençoa Senhor as famílias, amem! <text:line-break/>Abençoa Senhor, a minha também!</text:p>
      <text:p text:style-name="Standard">Abençoa Senhor, a minha também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96d1"/>
    </style:style>
    <style:style style:name="MT1" style:family="text">
      <style:text-properties officeooo:rsid="001196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ração pela família (</text:span>Padre Zezinho<text:span text:style-name="MT1">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09:05.145454600</meta:creation-date>
    <dc:date>2019-09-26T14:46:56.108813994</dc:date>
    <meta:editing-duration>PT8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453" meta:character-count="2117" meta:non-whitespace-character-count="1422"/>
  </office:meta>
</office:document-meta>
</file>